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fr" fo:country="CA"/>
    </style:style>
    <style:style style:name="P2" style:parent-style-name="Standard" style:family="paragraph">
      <style:text-properties fo:font-weight="bold" style:font-weight-asian="bold" style:font-weight-complex="bold" fo:language="fr" fo:country="CA"/>
    </style:style>
    <style:style style:name="P3" style:parent-style-name="Standard" style:family="paragraph">
      <style:text-properties fo:font-weight="bold" style:font-weight-asian="bold" style:font-weight-complex="bold" fo:language="fr" fo:country="CA"/>
    </style:style>
    <style:style style:name="P4" style:parent-style-name="Standard" style:family="paragraph">
      <style:text-properties fo:font-weight="bold" style:font-weight-asian="bold" style:font-weight-complex="bold"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font-weight="bold" style:font-weight-asian="bold" style:font-weight-complex="bold" fo:language="fr" fo:country="CA"/>
    </style:style>
    <style:style style:name="P9" style:parent-style-name="Standard" style:family="paragraph">
      <style:text-properties fo:font-weight="bold" style:font-weight-asian="bold" style:font-weight-complex="bold" fo:language="fr" fo:country="CA"/>
    </style:style>
    <style:style style:name="P10" style:parent-style-name="Standard" style:family="paragraph">
      <style:text-properties fo:font-weight="bold" style:font-weight-asian="bold" style:font-weight-complex="bold" fo:language="fr" fo:country="CA"/>
    </style:style>
    <style:style style:name="P11" style:parent-style-name="Standard" style:family="paragraph">
      <style:text-properties fo:language="fr" fo:country="CA"/>
    </style:style>
    <style:style style:name="P12" style:parent-style-name="Standard" style:family="paragraph">
      <style:text-properties fo:language="fr" fo:country="CA"/>
    </style:style>
    <style:style style:name="P13" style:parent-style-name="Standard" style:family="paragraph">
      <style:text-properties fo:language="fr" fo:country="CA"/>
    </style:style>
    <style:style style:name="P14" style:parent-style-name="Standard" style:family="paragraph">
      <style:text-properties fo:language="fr" fo:country="CA"/>
    </style:style>
    <style:style style:name="P15" style:parent-style-name="Standard" style:family="paragraph">
      <style:text-properties fo:language="fr" fo:country="CA"/>
    </style:style>
    <style:style style:name="P16" style:parent-style-name="Standard" style:family="paragraph">
      <style:text-properties fo:language="fr" fo:country="CA"/>
    </style:style>
    <style:style style:name="P17" style:parent-style-name="Standard" style:family="paragraph">
      <style:text-properties fo:language="fr" fo:country="CA"/>
    </style:style>
    <style:style style:name="P18" style:parent-style-name="Standard" style:family="paragraph">
      <style:text-properties fo:language="fr" fo:country="CA"/>
    </style:style>
    <style:style style:name="P19" style:parent-style-name="Standard" style:family="paragraph">
      <style:text-properties fo:language="fr" fo:country="CA"/>
    </style:style>
    <style:style style:name="P20" style:parent-style-name="Standard" style:family="paragraph">
      <style:text-properties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Standard" style:family="paragraph">
      <style:text-properties fo:font-weight="bold" style:font-weight-asian="bold" style:font-weight-complex="bold" fo:language="fr" fo:country="CA"/>
    </style:style>
    <style:style style:name="P23" style:parent-style-name="Standard" style:family="paragraph">
      <style:text-properties fo:font-weight="bold" style:font-weight-asian="bold" style:font-weight-complex="bold"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P3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 fo:language="fr" fo:country="CA"/>
    </style:style>
  </office:automatic-styles>
  <office:body>
    <office:text text:use-soft-page-breaks="true">
      <text:p text:style-name="P1">Space Racer</text:p>
      <text:p text:style-name="P2"/>
      <text:p text:style-name="P3">Menu :</text:p>
      <text:p text:style-name="P4"/>
      <text:p text:style-name="P5">Direction : Flèche</text:p>
      <text:p text:style-name="P6"/>
      <text:p text:style-name="P7">Avancer<text:s/>: Space</text:p>
      <text:p text:style-name="P8"/>
      <text:p text:style-name="P9"/>
      <text:p text:style-name="P10">Manettes PS3:</text:p>
      <text:p text:style-name="P11"/>
      <text:p text:style-name="P12">Direction : Joystick Gauche</text:p>
      <text:p text:style-name="P13"/>
      <text:p text:style-name="P14">Accélérer: L1</text:p>
      <text:p text:style-name="P15"/>
      <text:p text:style-name="P16">Rotation à 90 vers la gauche : L2</text:p>
      <text:p text:style-name="P17"/>
      <text:p text:style-name="P18">Rotation à 90 vers la droite : R2</text:p>
      <text:p text:style-name="P19"/>
      <text:p text:style-name="P20">Frein: R1</text:p>
      <text:p text:style-name="P21"/>
      <text:p text:style-name="P22">Clavier:</text:p>
      <text:p text:style-name="P23"/>
      <text:p text:style-name="P24">Direction : Flèche</text:p>
      <text:p text:style-name="P25"/>
      <text:p text:style-name="P26">Accélérer : Space</text:p>
      <text:p text:style-name="P27"/>
      <text:p text:style-name="P28">Rotation à 90 vers la gauche : Q</text:p>
      <text:p text:style-name="P29"/>
      <text:p text:style-name="P30">Rotation à 90<text:s/>vers la droite : E</text:p>
      <text:p text:style-name="P31"/>
      <text:p text:style-name="P32">Frein: W</text:p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gnon-Vezina,Jimmy</dc:creator>
    <meta:creation-date>2018-07-31T13:37:00Z</meta:creation-date>
    <dc:date>2018-10-19T17:14:00Z</dc:date>
    <meta:template xlink:href="Normal.dotm" xlink:type="simple"/>
    <meta:editing-cycles>9</meta:editing-cycles>
    <meta:editing-duration>PT1140S</meta:editing-duration>
    <meta:document-statistic meta:page-count="1" meta:paragraph-count="1" meta:word-count="50" meta:character-count="327" meta:row-count="2" meta:non-whitespace-character-count="278"/>
  </office:meta>
</office:document-meta>
</file>